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3.293cm" fo:min-width="13.93cm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3.64cm" fo:min-width="1.336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584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401cm"/>
    </style:style>
    <style:style style:name="gr10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Fine_20_Dashed"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531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16cm" fo:min-width="1.516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57cm" fo:min-width="0.861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2.839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text-position="0% 100%" fo:font-size="25.7999992370605pt"/>
    </style:style>
    <style:style style:name="P5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25.7999992370605pt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5.7999992370605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T1" style:family="text">
      <style:text-properties fo:color="#3465a4" style:text-position="0% 100%" style:font-name="Liberation Sans3" fo:font-size="25.7999992370605pt" style:font-name-asian="Liberation Sans3" style:font-name-complex="Liberation Sans3"/>
    </style:style>
    <style:style style:name="T2" style:family="text">
      <style:text-properties fo:color="#3465a4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3" style:family="text">
      <style:text-properties style:text-position="0% 100%" style:font-name="Liberation Sans3" fo:font-size="25.7999992370605pt" style:font-name-asian="Liberation Sans3" style:font-name-complex="Liberation Sans3"/>
    </style:style>
    <style:style style:name="T4" style:family="text">
      <style:text-properties fo:color="#cc0000" style:text-position="0% 100%" style:font-name="Liberation Sans3" fo:font-size="25.7999992370605pt" style:font-name-asian="Liberation Sans3" style:font-name-complex="Liberation Sans3"/>
    </style:style>
    <style:style style:name="T5" style:family="text">
      <style:text-properties fo:color="#cc0000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6" style:family="text">
      <style:text-properties fo:font-size="25.7999992370605pt" fo:font-weight="bold" style:font-weight-asian="bold" style:font-weight-complex="bold"/>
    </style:style>
    <style:style style:name="T7" style:family="text">
      <style:text-properties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8" style:family="text">
      <style:text-properties style:font-name="Liberation Sans" fo:font-size="25.7999992370605pt" fo:font-weight="bold" style:font-name-asian="Liberation Sans3" style:font-weight-asian="bold" style:font-name-complex="Liberation Sans3" style:font-weight-complex="bold"/>
    </style:style>
    <style:style style:name="T9" style:family="text">
      <style:text-properties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84cm" svg:height="15.097cm" svg:x="17.232cm" svg:y="22.5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94cm" svg:height="5.5cm" svg:x="5.013cm" svg:y="15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94cm" svg:height="5.5cm" svg:x="9.681cm" svg:y="15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text-style-name="P3" draw:layer="layout" svg:width="5.415cm" svg:height="1.588cm" draw:transform="skewX (0.000349065850398862) rotate (-1.39399447356787) translate (19.1462068949387cm 13.833135586044cm)" svg:viewBox="0 0 5416 1589" svg:d="M5416 967c-2375 1832-5416-967-5416-967">
            <text:p/>
          </draw:path>
          <draw:path draw:style-name="gr3" draw:text-style-name="P3" draw:layer="layout" svg:width="5.416cm" svg:height="1.6cm" draw:transform="skewX (-0.00383972435438753) rotate (1.39085288091428) translate (18.1154265349828cm 19.1628716899728cm)" svg:viewBox="0 0 5417 1601" svg:d="M0 984c2375 1826 5417-984 5417-984">
            <text:p/>
          </draw:path>
          <draw:line draw:style-name="gr3" draw:text-style-name="P3" draw:layer="layout" svg:x1="19.085cm" svg:y1="13.833cm" svg:x2="18.159cm" svg:y2="11.999cm">
            <text:p/>
          </draw:line>
          <draw:line draw:style-name="gr3" draw:text-style-name="P3" draw:layer="layout" svg:x1="19.085cm" svg:y1="13.833cm" svg:x2="20.011cm" svg:y2="11.999cm">
            <text:p/>
          </draw:line>
          <draw:line draw:style-name="gr3" draw:text-style-name="P3" draw:layer="layout" svg:x1="18.159cm" svg:y1="11.999cm" svg:x2="20.011cm" svg:y2="11.999cm">
            <text:p/>
          </draw:line>
        </draw:g>
        <draw:line draw:style-name="gr4" draw:text-style-name="P3" draw:layer="layout" svg:x1="18.344cm" svg:y1="18.416cm" svg:x2="5.013cm" svg:y2="18.416cm">
          <text:p/>
        </draw:line>
        <draw:line draw:style-name="gr5" draw:text-style-name="P3" draw:layer="layout" svg:x1="6.309cm" svg:y1="15.668cm" svg:x2="18.344cm" svg:y2="18.419cm">
          <text:p/>
        </draw:line>
        <draw:line draw:style-name="gr5" draw:text-style-name="P3" draw:layer="layout" svg:x1="6.309cm" svg:y1="21.167cm" svg:x2="18.344cm" svg:y2="18.416cm">
          <text:p/>
        </draw:line>
        <draw:line draw:style-name="gr6" draw:text-style-name="P3" draw:layer="layout" svg:x1="10.938cm" svg:y1="15.668cm" svg:x2="18.344cm" svg:y2="18.419cm">
          <text:p/>
        </draw:line>
        <draw:line draw:style-name="gr6" draw:text-style-name="P3" draw:layer="layout" svg:x1="10.938cm" svg:y1="21.167cm" svg:x2="18.344cm" svg:y2="18.416cm">
          <text:p/>
        </draw:line>
        <draw:path draw:style-name="gr5" draw:text-style-name="P3" draw:layer="layout" svg:width="1.987cm" svg:height="1.311cm" draw:transform="skewX (0.00174532925199434) rotate (-2.153736296961) translate (14.2547524639326cm 17.897841004959cm)" svg:viewBox="0 0 1988 1312" svg:d="M0 1312c1327 13 1988-1312 1988-1312">
          <text:p/>
        </draw:path>
        <draw:path draw:style-name="gr6" draw:text-style-name="P3" draw:layer="layout" svg:width="2.542cm" svg:height="1.436cm" draw:transform="skewX (0.290597320457056) rotate (-2.02091674088423) translate (15.140641804941cm 17.7791109201157cm)" svg:viewBox="0 0 2543 1437" svg:d="M0 1437c1695 3 2543-1437 2543-1437">
          <text:p/>
        </draw:path>
        <draw:frame draw:style-name="gr7" draw:text-style-name="P4" draw:layer="layout" svg:width="2.407cm" svg:height="1.834cm" svg:x="12.603cm" svg:y="20.511cm">
          <draw:text-box>
            <text:p><text:span text:style-name="T1">θ</text:span><text:span text:style-name="T2">1</text:span><text:span text:style-name="T3"> </text:span></text:p>
          </draw:text-box>
        </draw:frame>
        <draw:frame draw:style-name="gr7" draw:text-style-name="P4" draw:layer="layout" svg:width="2.407cm" svg:height="1.834cm" svg:x="14.208cm" svg:y="20.223cm">
          <draw:text-box>
            <text:p><text:span text:style-name="T4">θ</text:span><text:span text:style-name="T5">2</text:span><text:span text:style-name="T3"> </text:span></text:p>
          </draw:text-box>
        </draw:frame>
        <draw:line draw:style-name="gr8" draw:text-style-name="P3" draw:layer="layout" svg:x1="4.088cm" svg:y1="29.603cm" svg:x2="4.088cm" svg:y2="22.267cm">
          <text:p/>
        </draw:line>
        <draw:line draw:style-name="gr8" draw:text-style-name="P3" draw:layer="layout" svg:x1="4.088cm" svg:y1="29.604cm" svg:x2="16.678cm" svg:y2="29.604cm">
          <text:p/>
        </draw:line>
        <draw:frame draw:style-name="gr9" draw:text-style-name="P5" draw:layer="layout" svg:width="5.925cm" svg:height="1.651cm" svg:x="7.974cm" svg:y="38.574cm">
          <draw:text-box>
            <text:p><text:span text:style-name="T6">Time</text:span></text:p>
          </draw:text-box>
        </draw:frame>
        <draw:frame draw:style-name="gr9" draw:text-style-name="P5" draw:layer="layout" svg:width="2.777cm" svg:height="1.651cm" svg:x="0.541cm" svg:y="25.235cm">
          <draw:text-box>
            <text:p><text:span text:style-name="T7">θ</text:span><text:span text:style-name="T8">(t)</text:span></text:p>
          </draw:text-box>
        </draw:frame>
        <draw:line draw:style-name="gr10" draw:text-style-name="P3" draw:layer="layout" svg:x1="6.309cm" svg:y1="18.416cm" svg:x2="6.309cm" svg:y2="38.222cm">
          <text:p/>
        </draw:line>
        <draw:line draw:style-name="gr10" draw:text-style-name="P3" draw:layer="layout" svg:x1="10.974cm" svg:y1="18.416cm" svg:x2="10.938cm" svg:y2="38.039cm">
          <text:p/>
        </draw:line>
        <draw:path draw:style-name="gr3" draw:text-style-name="P3" draw:layer="layout" svg:width="9.257cm" svg:height="5.317cm" svg:x="4.088cm" svg:y="23.193cm" svg:viewBox="0 0 9258 5318" svg:d="M0 5318c6480 0 9258-5318 9258-5318">
          <text:p/>
        </draw:path>
        <draw:line draw:style-name="gr11" draw:text-style-name="P3" draw:layer="layout" svg:x1="10.939cm" svg:y1="26.31cm" svg:x2="4.088cm" svg:y2="26.31cm">
          <text:p/>
        </draw:line>
        <draw:line draw:style-name="gr12" draw:text-style-name="P3" draw:layer="layout" svg:x1="6.31cm" svg:y1="28.328cm" svg:x2="4.088cm" svg:y2="28.328cm">
          <text:p/>
        </draw:line>
        <draw:line draw:style-name="gr8" draw:text-style-name="P3" draw:layer="layout" svg:x1="6.309cm" svg:y1="14.566cm" svg:x2="10.938cm" svg:y2="14.566cm">
          <text:p/>
        </draw:line>
        <draw:frame draw:style-name="gr7" draw:text-style-name="P4" draw:layer="layout" svg:width="2.407cm" svg:height="1.834cm" svg:x="2.79cm" svg:y="27.593cm">
          <draw:text-box>
            <text:p><text:span text:style-name="T1">θ</text:span><text:span text:style-name="T2">1</text:span><text:span text:style-name="T3"> </text:span></text:p>
          </draw:text-box>
        </draw:frame>
        <draw:frame draw:style-name="gr7" draw:text-style-name="P4" draw:layer="layout" svg:width="2.407cm" svg:height="1.834cm" svg:x="2.79cm" svg:y="25.576cm">
          <draw:text-box>
            <text:p><text:span text:style-name="T4">θ</text:span><text:span text:style-name="T5">2</text:span><text:span text:style-name="T3"> </text:span></text:p>
          </draw:text-box>
        </draw:frame>
        <draw:frame draw:style-name="gr9" draw:text-style-name="P5" draw:layer="layout" svg:width="7.776cm" svg:height="1.651cm" svg:x="5.276cm" svg:y="12.835cm">
          <draw:text-box>
            <text:p><text:span text:style-name="T6">Looming object</text:span></text:p>
          </draw:text-box>
        </draw:frame>
        <draw:line draw:style-name="gr8" draw:text-style-name="P3" draw:layer="layout" svg:x1="4.124cm" svg:y1="38.239cm" svg:x2="4.124cm" svg:y2="30.903cm">
          <text:p/>
        </draw:line>
        <draw:line draw:style-name="gr8" draw:text-style-name="P3" draw:layer="layout" svg:x1="4.123cm" svg:y1="38.239cm" svg:x2="16.713cm" svg:y2="38.239cm">
          <text:p/>
        </draw:line>
        <draw:frame draw:style-name="gr13" draw:text-style-name="P5" draw:layer="layout" svg:width="4.629cm" svg:height="1.781cm" svg:x="-0.16cm" svg:y="33.323cm">
          <draw:text-box>
            <text:p><text:span text:style-name="T7">V</text:span><text:span text:style-name="T9">M-cell</text:span><text:span text:style-name="T8">(t)</text:span></text:p>
          </draw:text-box>
        </draw:frame>
        <draw:custom-shape draw:style-name="gr14" draw:text-style-name="P7" xml:id="id1" draw:id="id1" draw:layer="layout" svg:width="2.964cm" svg:height="2.75cm" svg:x="17.576cm" svg:y="28.894cm">
          <text:p text:style-name="P6"><text:span text:style-name="T6">M-c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2" draw:id="id2" draw:layer="layout" svg:width="2.037cm" svg:height="1.961cm" svg:x="22.535cm" svg:y="25.961cm">
          <text:p text:style-name="P6"><text:span text:style-name="T6">Inh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xml:id="id3" draw:id="id3" draw:layer="layout" draw:type="line" svg:x1="13.427cm" svg:y1="17.272cm" svg:x2="19.058cm" svg:y2="28.894cm" draw:end-shape="id1" draw:end-glue-point="4" svg:d="M13427 17272l5631 11622" svg:viewBox="0 0 5632 11623">
          <text:p/>
        </draw:connector>
        <draw:connector draw:style-name="gr16" draw:text-style-name="P3" draw:layer="layout" draw:type="line" svg:x1="23.554cm" svg:y1="27.922cm" svg:x2="20.106cm" svg:y2="29.296cm" draw:start-shape="id2" draw:start-glue-point="8" draw:end-shape="id1" draw:end-glue-point="11" svg:d="M23554 27922l-3448 1374" svg:viewBox="0 0 3449 1375">
          <text:p/>
        </draw:connector>
        <draw:connector draw:style-name="gr8" draw:text-style-name="P3" draw:layer="layout" draw:type="line" svg:x1="16.242cm" svg:y1="23.083cm" svg:x2="22.535cm" svg:y2="26.942cm" draw:start-shape="id3" draw:start-glue-point="0" draw:end-shape="id2" draw:end-glue-point="6" svg:d="M16242 23083l6293 3859" svg:viewBox="0 0 6294 3860">
          <text:p/>
        </draw:connector>
        <draw:frame draw:style-name="gr17" draw:text-style-name="P8" draw:layer="layout" svg:width="11.109cm" svg:height="3.089cm" svg:x="19.521cm" svg:y="21.067cm">
          <draw:text-box>
            <text:p><text:span text:style-name="T10">Neuronal model</text:span></text:p>
          </draw:text-box>
        </draw:frame>
        <draw:g>
          <svg:title>TexMaths</svg:title>
          <svg:desc>14§display§\frac{dV_m}{dt} = - (E_{L} - V(t)) + R_{m} I(t) - \rho (t) +  \eta _m§svg§600§FALSE§</svg:desc>
          <draw:polygon draw:style-name="gr18" draw:text-style-name="P9" draw:layer="layout" svg:width="15.058cm" svg:height="1.639cm" svg:x="17.787cm" svg:y="33.462cm" svg:viewBox="0 0 15059 1640" draw:points="7529,1640 0,1640 0,0 15059,0 15059,1640">
            <text:p/>
          </draw:polygon>
          <draw:path draw:style-name="gr19" draw:text-style-name="P10" draw:layer="layout" svg:width="0.377cm" svg:height="0.563cm" svg:x="17.82cm" svg:y="33.46cm" svg:viewBox="0 0 378 564" svg:d="M378 9c0-2 0-9-11-9-10 0-86 7-100 9-6 0-11 4-11 15 0 10 7 10 20 10 37 0 39 6 39 13l-3 16-47 189c-15-29-38-51-74-51-92 0-191 118-191 234 0 76 43 129 106 129 16 0 56-4 103-60 7 33 34 60 72 60 29 0 47-18 59-45 13-27 24-76 24-78 0-9-7-9-9-9-9 0-9 3-11 14-14 53-29 100-61 100-22 0-24-20-24-36 0-20 2-26 6-38zM212 459c-3 14-3 16-16 31-34 43-66 56-88 56-40 0-52-44-52-74 0-40 25-140 45-176 23-48 59-77 92-77 52 0 63 66 63 71 0 4-2 9-4 13z">
            <text:p/>
          </draw:path>
          <draw:path draw:style-name="gr19" draw:text-style-name="P10" draw:layer="layout" svg:width="0.564cm" svg:height="0.563cm" svg:x="18.241cm" svg:y="33.469cm" svg:viewBox="0 0 565 564" svg:d="M454 91c39-62 72-64 102-66 9-1 9-14 9-16 0-5-3-9-9-9-21 0-45 2-66 2-25 0-52-2-78-2-5 0-16 0-16 15 0 9 7 10 13 10 21 2 38 9 38 26 0 12-13 31-13 31l-243 390-54-423c0-15 18-24 54-24 11 0 20 0 20-16 0-7-6-9-11-9-33 0-67 2-99 2-15 0-29 0-43 0-15 0-29-2-44-2-5 0-14 0-14 15 0 10 7 10 20 10 45 0 45 8 47 28l63 493c3 14 5 18 16 18 12 0 16-4 21-14z">
            <text:p/>
          </draw:path>
          <draw:path draw:style-name="gr19" draw:text-style-name="P10" draw:layer="layout" svg:width="0.509cm" svg:height="0.253cm" svg:x="18.684cm" svg:y="33.886cm" svg:viewBox="0 0 510 254" svg:d="M214 203c-2 11-7 29-7 33 0 12 11 18 20 18s18-7 22-13c1-5 7-23 9-34 3-11 9-37 12-51 4-13 7-25 9-38 7-24 7-25 18-42 18-29 45-60 88-60 31 0 33 26 33 38 0 35-24 97-33 120-5 16-7 22-7 31 0 29 24 49 52 49 56 0 80-78 80-87 0-7-8-7-9-7-8 0-8 3-9 10-15 44-38 68-60 68-12 0-14-8-14-20 0-13 3-20 12-46 8-18 31-76 31-109 0-9 0-32-22-48-9-8-25-15-52-15-48 0-79 33-97 56-5-47-45-56-72-56-47 0-78 29-94 51-5-38-38-51-61-51s-36 18-43 31c-13 20-20 52-20 54 0 8 7 8 9 8 9 0 9-2 13-17 9-32 19-60 41-60 14 0 18 11 18 28 0 10-5 30-9 47-4 14-9 38-13 49l-18 72c-1 7-5 22-5 24 0 12 11 18 20 18s18-7 21-13c2-5 8-23 9-34 4-11 9-37 13-51 4-13 7-25 9-38 7-24 7-27 23-51 17-22 42-51 83-51 33 0 35 28 35 38 0 15-2 22-11 53z">
            <text:p/>
          </draw:path>
          <draw:polygon draw:style-name="gr19" draw:text-style-name="P10" draw:layer="layout" svg:width="1.476cm" svg:height="0.033cm" svg:x="17.787cm" svg:y="34.338cm" svg:viewBox="0 0 1477 34" draw:points="738,34 0,34 0,0 1477,0 1477,34">
            <text:p/>
          </draw:polygon>
          <draw:path draw:style-name="gr19" draw:text-style-name="P10" draw:layer="layout" svg:width="0.377cm" svg:height="0.563cm" svg:x="18.207cm" svg:y="34.546cm" svg:viewBox="0 0 378 564" svg:d="M378 9c0-2 0-9-11-9-10 0-86 7-100 9-6 0-11 4-11 15 0 10 7 10 20 10 37 0 39 6 39 13l-3 16-47 189c-15-29-38-51-74-51-92 0-191 118-191 234 0 76 43 129 106 129 16 0 56-4 103-60 7 33 34 60 72 60 29 0 47-18 59-45 13-27 24-76 24-78 0-9-7-9-9-9-9 0-9 3-11 14-14 53-29 100-61 100-22 0-24-20-24-36 0-20 2-26 6-38zM212 459c-3 14-3 16-16 31-34 43-66 56-88 56-40 0-52-44-52-74 0-40 25-140 45-176 23-48 59-77 92-77 52 0 63 66 63 71 0 4-2 9-4 13z">
            <text:p/>
          </draw:path>
          <draw:path draw:style-name="gr19" draw:text-style-name="P10" draw:layer="layout" svg:width="0.244cm" svg:height="0.509cm" svg:x="18.605cm" svg:y="34.599cm" svg:viewBox="0 0 245 510" svg:d="M146 181h76c14 0 23 0 23-16 0-9-9-9-23-9h-69c27-114 32-129 32-134 0-15-10-22-23-22-2 0-25 0-32 29l-31 127h-76c-16 0-23 0-23 14 0 11 7 11 22 11h70c-58 227-60 240-60 254 0 44 31 75 72 75 83 0 128-118 128-124 0-7-7-7-10-7-8 0-8 2-11 11-35 83-78 102-105 102-16 0-23-11-23-37 0-20 0-25 3-38z">
            <text:p/>
          </draw:path>
          <draw:path draw:style-name="gr19" draw:text-style-name="P10" draw:layer="layout" svg:width="0.527cm" svg:height="0.188cm" svg:x="19.62cm" svg:y="34.26cm" svg:viewBox="0 0 528 189" svg:d="M501 33c12 0 27 0 27-17 0-16-15-16-26-16h-475c-13 0-27 0-27 16 0 17 14 17 27 17zM502 189c11 0 26 0 26-17 0-16-15-16-27-16h-474c-13 0-27 0-27 16 0 17 14 17 27 17z">
            <text:p/>
          </draw:path>
          <draw:path draw:style-name="gr19" draw:text-style-name="P10" draw:layer="layout" svg:width="0.483cm" svg:height="0.033cm" svg:x="20.474cm" svg:y="34.338cm" svg:viewBox="0 0 484 34" svg:d="M457 34c13 0 27 0 27-18 0-16-14-16-27-16h-430c-13 0-27 0-27 16 0 18 14 18 27 18z">
            <text:p/>
          </draw:path>
          <draw:path draw:style-name="gr19" draw:text-style-name="P10" draw:layer="layout" svg:width="0.184cm" svg:height="0.797cm" svg:x="21.101cm" svg:y="33.955cm" svg:viewBox="0 0 185 798" svg:d="M185 791c0-2 0-4-14-18-99-100-124-251-124-374 0-138 30-277 128-377 10-9 10-11 10-15 0-5-3-7-9-7-7 0-79 54-126 156-41 87-50 176-50 243 0 64 9 160 52 250 49 98 117 149 124 149 6 0 9-2 9-7z">
            <text:p/>
          </draw:path>
          <draw:path draw:style-name="gr19" draw:text-style-name="P10" draw:layer="layout" svg:width="0.575cm" svg:height="0.543cm" svg:x="21.358cm" svg:y="34.01cm" svg:viewBox="0 0 576 544" svg:d="M531 357c2-3 4-9 4-11 0-1 0-9-9-9-7 0-9 6-11 9-50 120-81 173-216 173h-115c-11 0-13 0-18 0-8-2-11-2-11-9 0-2 0-4 5-18l54-218h78c68 0 68 16 68 36 0 6 0 15-5 40-2 4-4 6-4 7 0 6 4 9 11 9 5 0 9-3 13-14l45-189c0-3-6-7-11-7-7 0-7 4-11 13-16 61-31 79-104 79h-74l47-192c7-29 9-31 43-31h111c98 0 121 22 121 89 0 18 0 20-2 42 0 5-2 11-2 14 0 4 4 10 11 10s9-4 11-20l16-138c2-22-2-22-21-22h-402c-16 0-23 0-23 16 0 9 7 9 21 9 29 0 52 0 52 15 0 2 0 4-3 18l-106 423c-8 32-9 38-72 38-13 0-22 0-22 14 0 11 7 11 22 11h412c18 0 20-2 25-14z">
            <text:p/>
          </draw:path>
          <draw:path draw:style-name="gr19" draw:text-style-name="P10" draw:layer="layout" svg:width="0.363cm" svg:height="0.382cm" svg:x="21.949cm" svg:y="34.291cm" svg:viewBox="0 0 364 383" svg:d="M191 45c5-20 7-25 58-25 18 0 23 0 23-13 0 0 0-7-9-7-14 0-29 2-41 2-15 0-31 0-46 0-10 0-27 0-37 0-13 0-26-2-36-2-4 0-13 0-13 13 0 7 7 7 18 7 0 0 11 0 22 2 10 0 12 2 12 7 0 2 0 4-2 13l-75 297c-4 18-6 24-49 24-9 0-16 0-16 11 0 9 7 9 16 9h281c13 0 15 0 18-11 6-15 49-124 49-129 0-2-2-7-11-7-5 0-7 2-11 11-21 54-45 116-148 116h-63c-16 0-18 0-18-6 0 0 0-3 4-12z">
            <text:p/>
          </draw:path>
          <draw:path draw:style-name="gr19" draw:text-style-name="P10" draw:layer="layout" svg:width="0.483cm" svg:height="0.033cm" svg:x="22.626cm" svg:y="34.338cm" svg:viewBox="0 0 484 34" svg:d="M457 34c13 0 27 0 27-18 0-16-14-16-27-16h-430c-13 0-27 0-27 16 0 18 14 18 27 18z">
            <text:p/>
          </draw:path>
          <draw:path draw:style-name="gr19" draw:text-style-name="P10" draw:layer="layout" svg:width="0.564cm" svg:height="0.563cm" svg:x="23.393cm" svg:y="34.008cm" svg:viewBox="0 0 565 564" svg:d="M454 91c39-62 72-64 102-66 9-1 9-14 9-16 0-5-3-9-9-9-21 0-45 2-66 2-25 0-52-2-78-2-5 0-16 0-16 15 0 9 7 10 13 10 21 2 38 9 38 26 0 12-13 31-13 31l-243 390-54-423c0-15 18-24 54-24 11 0 20 0 20-16 0-7-6-9-11-9-33 0-67 2-99 2-15 0-29 0-43 0-15 0-29-2-44-2-5 0-14 0-14 15 0 10 7 10 20 10 45 0 45 8 47 28l63 493c3 14 5 18 16 18 12 0 16-4 21-14z">
            <text:p/>
          </draw:path>
          <draw:path draw:style-name="gr19" draw:text-style-name="P10" draw:layer="layout" svg:width="0.184cm" svg:height="0.797cm" svg:x="24.063cm" svg:y="33.955cm" svg:viewBox="0 0 185 798" svg:d="M185 791c0-2 0-4-14-18-99-100-124-251-124-374 0-138 30-277 128-377 10-9 10-11 10-15 0-5-3-7-9-7-7 0-79 54-126 156-41 87-50 176-50 243 0 64 9 160 52 250 49 98 117 149 124 149 6 0 9-2 9-7z">
            <text:p/>
          </draw:path>
          <draw:path draw:style-name="gr19" draw:text-style-name="P10" draw:layer="layout" svg:width="0.244cm" svg:height="0.509cm" svg:x="24.308cm" svg:y="34.053cm" svg:viewBox="0 0 245 510" svg:d="M146 181h76c14 0 23 0 23-16 0-9-9-9-23-9h-69c27-114 32-129 32-134 0-15-10-22-23-22-2 0-25 0-32 29l-31 127h-76c-16 0-23 0-23 14 0 11 7 11 22 11h70c-56 227-60 240-60 254 0 44 31 75 72 75 83 0 128-118 128-124 0-7-7-7-10-7-6 0-8 2-11 11-35 83-78 102-105 102-16 0-23-11-23-37 0-20 0-25 3-38z">
            <text:p/>
          </draw:path>
          <draw:path draw:style-name="gr19" draw:text-style-name="P10" draw:layer="layout" svg:width="0.184cm" svg:height="0.797cm" svg:x="24.619cm" svg:y="33.955cm" svg:viewBox="0 0 185 798" svg:d="M185 399c0-62-9-158-52-248-48-98-117-151-126-151-3 0-7 4-7 7 0 4 0 6 14 20 80 78 125 205 125 372 0 136-29 278-128 377-11 11-11 13-11 15 0 5 4 7 7 7 9 0 81-54 128-156 41-87 50-176 50-243z">
            <text:p/>
          </draw:path>
          <draw:path draw:style-name="gr19" draw:text-style-name="P10" draw:layer="layout" svg:width="0.184cm" svg:height="0.797cm" svg:x="24.927cm" svg:y="33.955cm" svg:viewBox="0 0 185 798" svg:d="M185 399c0-62-9-158-52-248-48-98-117-151-126-151-3 0-7 4-7 7 0 4 0 6 14 20 80 78 125 205 125 372 0 136-29 278-128 377-11 11-11 13-11 15 0 5 4 7 7 7 9 0 81-54 128-156 41-87 50-176 50-243z">
            <text:p/>
          </draw:path>
          <draw:path draw:style-name="gr19" draw:text-style-name="P10" draw:layer="layout" svg:width="0.527cm" svg:height="0.532cm" svg:x="25.408cm" svg:y="34.088cm" svg:viewBox="0 0 528 533" svg:d="M281 283h221c11 0 26 0 26-16 0-17-15-17-26-17h-221v-223c0-12 0-27-16-27s-16 15-16 27v223h-222c-13 0-27 0-27 17 0 16 14 16 27 16h222v223c0 11 0 27 16 27s16-16 16-27z">
            <text:p/>
          </draw:path>
          <draw:path draw:style-name="gr19" draw:text-style-name="P10" draw:layer="layout" svg:width="0.566cm" svg:height="0.563cm" svg:x="26.186cm" svg:y="34.008cm" svg:viewBox="0 0 567 564" svg:d="M265 54c5-18 7-27 23-29 7 0 33 0 47 0 58 0 146 0 146 78 0 28-13 84-45 115-20 20-61 45-133 45h-89zM380 274c79-18 175-73 175-154 0-69-72-120-177-120h-225c-16 0-23 0-23 16 0 9 7 9 21 9 2 0 16 0 31 2 14 0 21 2 21 13 0 2-1 5-3 14l-106 430c-8 31-9 37-72 37-15 0-22 0-22 16 0 9 9 9 11 9 21 0 77-2 101-2 21 0 77 2 100 2 6 0 15 0 15-16 0-9-5-9-22-9-29 0-50 0-50-15 0-4 0-7 2-13l52-212h94c72 0 86 45 86 73 0 12-5 38-11 56-5 22-12 51-12 67 0 87 95 87 106 87 66 0 95-82 95-92 0-9-9-9-11-9-7 0-7 5-9 10-19 60-54 73-72 73-27 0-32-18-32-49 0-25 5-65 7-91 2-11 4-27 4-38 0-61-52-85-74-94z">
            <text:p/>
          </draw:path>
          <draw:path draw:style-name="gr19" draw:text-style-name="P10" draw:layer="layout" svg:width="0.509cm" svg:height="0.253cm" svg:x="26.777cm" svg:y="34.425cm" svg:viewBox="0 0 510 254" svg:d="M214 203c-2 11-7 29-7 33 0 12 11 18 20 18s18-7 22-13c1-5 7-23 9-34 3-11 9-37 12-51 4-13 7-25 9-38 7-24 7-25 18-42 18-29 45-60 88-60 31 0 33 26 33 38 0 35-24 97-33 120-5 16-7 22-7 31 0 29 24 49 52 49 56 0 80-78 80-87 0-7-8-7-9-7-8 0-8 3-9 10-15 44-38 68-60 68-12 0-14-8-14-20 0-13 3-20 12-46 8-18 31-76 31-109 0-9 0-32-22-48-9-8-25-15-52-15-48 0-79 33-97 56-5-47-45-56-72-56-47 0-78 29-94 51-5-38-38-51-61-51s-36 18-43 31c-13 20-20 52-20 54 0 8 7 8 9 8 9 0 9-2 13-17 9-32 19-60 41-60 14 0 18 11 18 28 0 10-5 30-9 47-4 14-9 38-13 49l-18 72c-1 7-5 22-5 24 0 12 11 18 20 18s18-7 21-13c2-5 8-23 9-34 4-11 9-37 13-51 4-13 7-25 9-38 7-24 7-27 23-51 17-22 42-51 83-51 33 0 35 28 35 38 0 15-2 22-11 53z">
            <text:p/>
          </draw:path>
          <draw:path draw:style-name="gr19" draw:text-style-name="P10" draw:layer="layout" svg:width="0.366cm" svg:height="0.545cm" svg:x="27.38cm" svg:y="34.008cm" svg:viewBox="0 0 367 546" svg:d="M270 62c7-29 9-37 72-37 20 0 25 0 25-16 0-9-7-9-10-9-24 0-83 2-105 2-25 0-83-2-106-2-6 0-16 0-16 16 0 9 7 9 21 9 34 0 56 0 56 15 0 4 0 5-2 13l-108 431c-7 29-9 37-72 37-18 0-25 0-25 16 0 9 9 9 13 9 21 0 81-2 102-2 25 0 83 2 108 2 6 0 15 0 15-15 0-10-6-10-24-10-14 0-18 0-34 0-16-2-20-6-20-15 0-7 2-13 4-18z">
            <text:p/>
          </draw:path>
          <draw:path draw:style-name="gr19" draw:text-style-name="P10" draw:layer="layout" svg:width="0.184cm" svg:height="0.797cm" svg:x="27.839cm" svg:y="33.955cm" svg:viewBox="0 0 185 798" svg:d="M185 791c0-2 0-4-14-18-99-100-124-251-124-374 0-138 30-277 128-377 10-9 10-11 10-15 0-5-3-7-9-7-7 0-79 54-126 156-41 87-50 176-50 243 0 64 9 160 52 250 49 98 117 149 124 149 6 0 9-2 9-7z">
            <text:p/>
          </draw:path>
          <draw:path draw:style-name="gr19" draw:text-style-name="P10" draw:layer="layout" svg:width="0.244cm" svg:height="0.509cm" svg:x="28.086cm" svg:y="34.053cm" svg:viewBox="0 0 245 510" svg:d="M146 181h76c14 0 23 0 23-16 0-9-9-9-23-9h-69c27-114 32-129 32-134 0-15-10-22-23-22-2 0-25 0-32 29l-31 127h-76c-16 0-23 0-23 14 0 11 7 11 22 11h70c-56 227-60 240-60 254 0 44 31 75 72 75 83 0 128-118 128-124 0-7-7-7-10-7-6 0-8 2-11 11-35 83-78 102-105 102-16 0-23-11-23-37 0-20 2-25 3-38z">
            <text:p/>
          </draw:path>
          <draw:path draw:style-name="gr19" draw:text-style-name="P10" draw:layer="layout" svg:width="0.184cm" svg:height="0.797cm" svg:x="28.398cm" svg:y="33.955cm" svg:viewBox="0 0 185 798" svg:d="M185 399c0-62-9-158-52-248-48-98-117-151-126-151-3 0-7 4-7 7 0 4 0 6 14 20 80 78 125 205 125 372 0 136-29 278-128 377-11 11-11 13-11 15 0 5 4 7 7 7 9 0 81-54 128-156 41-87 50-176 50-243z">
            <text:p/>
          </draw:path>
          <draw:path draw:style-name="gr19" draw:text-style-name="P10" draw:layer="layout" svg:width="0.483cm" svg:height="0.033cm" svg:x="28.9cm" svg:y="34.338cm" svg:viewBox="0 0 484 34" svg:d="M457 34c13 0 27 0 27-18 0-16-14-16-27-16h-430c-13 0-27 0-27 16 0 18 14 18 27 18z">
            <text:p/>
          </draw:path>
          <draw:path draw:style-name="gr19" draw:text-style-name="P10" draw:layer="layout" svg:width="0.374cm" svg:height="0.525cm" svg:x="29.647cm" svg:y="34.2cm" svg:viewBox="0 0 375 526" svg:d="M2 492c-2 9-2 10-2 12 0 13 9 22 22 22 18 0 27-15 28-16 4-8 29-115 51-202 16 33 41 55 79 55 92 0 195-113 195-232 0-86-53-131-110-131-78 0-161 80-184 178zM178 345c-56 0-68-64-68-71 0-4 5-20 7-31 22-89 31-118 47-149 34-60 74-76 99-76 29 0 56 22 56 78 0 44-24 134-45 172-27 51-65 77-96 77z">
            <text:p/>
          </draw:path>
          <draw:path draw:style-name="gr19" draw:text-style-name="P10" draw:layer="layout" svg:width="0.184cm" svg:height="0.797cm" svg:x="30.108cm" svg:y="33.955cm" svg:viewBox="0 0 185 798" svg:d="M185 791c0-2 0-4-14-18-99-100-124-251-124-374 0-138 30-277 128-377 10-9 10-11 10-15 0-5-3-7-9-7-7 0-79 54-126 156-41 87-50 176-50 243 0 64 9 160 52 250 49 98 117 149 124 149 6 0 9-2 9-7z">
            <text:p/>
          </draw:path>
          <draw:path draw:style-name="gr19" draw:text-style-name="P10" draw:layer="layout" svg:width="0.244cm" svg:height="0.509cm" svg:x="30.355cm" svg:y="34.053cm" svg:viewBox="0 0 245 510" svg:d="M146 181h76c14 0 23 0 23-16 0-9-9-9-23-9h-71c29-114 34-129 34-134 0-15-10-22-23-22-4 0-25 0-32 29l-31 127h-76c-16 0-23 0-23 14 0 11 7 11 22 11h70c-58 227-60 240-60 254 0 44 31 75 72 75 83 0 128-118 128-124 0-7-7-7-10-7-6 0-8 2-11 11-35 83-78 102-105 102-16 0-23-11-23-37 0-20 0-25 3-38z">
            <text:p/>
          </draw:path>
          <draw:path draw:style-name="gr19" draw:text-style-name="P10" draw:layer="layout" svg:width="0.184cm" svg:height="0.797cm" svg:x="30.667cm" svg:y="33.955cm" svg:viewBox="0 0 185 798" svg:d="M185 399c0-62-9-158-52-248-48-98-117-151-126-151-3 0-7 4-7 7 0 4 0 6 14 20 80 78 125 205 125 372 0 136-29 278-128 377-11 11-11 13-11 15 0 5 4 7 7 7 9 0 81-54 128-156 41-87 50-176 50-243z">
            <text:p/>
          </draw:path>
          <draw:path draw:style-name="gr19" draw:text-style-name="P10" draw:layer="layout" svg:width="0.527cm" svg:height="0.532cm" svg:x="31.149cm" svg:y="34.088cm" svg:viewBox="0 0 528 533" svg:d="M281 283h221c11 0 26 0 26-16 0-17-15-17-26-17h-221v-223c0-12 0-27-16-27s-16 15-16 27v223h-222c-13 0-27 0-27 17 0 16 14 16 27 16h222v223c0 11 0 27 16 27s16-16 16-27z">
            <text:p/>
          </draw:path>
          <draw:path draw:style-name="gr19" draw:text-style-name="P10" draw:layer="layout" svg:width="0.37cm" svg:height="0.525cm" svg:x="31.916cm" svg:y="34.2cm" svg:viewBox="0 0 371 526" svg:d="M366 132c3-14 5-25 5-47 0-51-31-85-92-85s-103 42-122 69c-4-45-38-69-74-69s-51 31-58 45c-14 28-25 77-25 78 0 8 7 8 9 8 9 0 9 0 14-19 13-56 29-94 58-94 14 0 25 6 25 36 0 17-3 26-12 68l-47 185c-2 10-7 30-7 34 0 15 10 22 23 22 9 0 23-7 29-24 2-2 11-38 16-58l16-72c6-19 11-35 15-53 1-5 7-33 9-36 1-8 27-53 54-75 16-12 41-27 75-27 35 0 44 27 44 56 0 4 0 19-9 49l-90 369c-2 9-2 10-2 12 0 13 9 22 21 22 26 0 31-24 33-33z">
            <text:p/>
          </draw:path>
          <draw:path draw:style-name="gr19" draw:text-style-name="P10" draw:layer="layout" svg:width="0.509cm" svg:height="0.253cm" svg:x="32.311cm" svg:y="34.425cm" svg:viewBox="0 0 510 254" svg:d="M214 203c-2 11-7 29-7 33 0 12 11 18 20 18s18-7 22-13c1-5 7-23 9-34 3-11 9-37 12-51 4-13 7-25 9-38 7-24 7-25 18-42 18-29 45-60 88-60 31 0 33 26 33 38 0 35-24 97-33 120-5 16-7 22-7 31 0 29 24 49 52 49 56 0 80-78 80-87 0-7-8-7-9-7-8 0-8 3-9 10-15 44-38 68-60 68-12 0-14-8-14-20 0-13 3-20 12-46 8-18 31-76 31-109 0-9 0-32-22-48-9-8-25-15-52-15-48 0-79 33-97 56-5-47-45-56-72-56-47 0-78 29-94 51-5-38-38-51-61-51s-36 18-43 31c-13 20-20 52-20 54 0 8 7 8 9 8 9 0 9-2 13-17 9-32 19-60 41-60 14 0 18 11 18 28 0 10-5 30-9 47-4 14-9 38-13 49l-18 72c-1 7-5 22-5 24 0 12 11 18 20 18s18-7 21-13c2-5 8-23 9-34 4-11 9-37 13-51 4-13 7-25 9-38 7-24 7-27 23-51 17-22 42-51 83-51 33 0 35 28 35 38 0 15-2 22-11 53z">
            <text:p/>
          </draw:path>
        </draw:g>
        <draw:g>
          <svg:title>TexMaths</svg:title>
          <svg:desc>14§display§\frac{d\rho}{dt} = - (\rho_{0} - \rho(t)) + a_{\rho} I(t) + \eta _{\rho}(t)§svg§600§FALSE§</svg:desc>
          <draw:polygon draw:style-name="gr18" draw:text-style-name="P9" draw:layer="layout" svg:width="10.795cm" svg:height="1.461cm" svg:x="22.05cm" svg:y="29.611cm" svg:viewBox="0 0 10796 1462" draw:points="5397,1462 0,1462 0,0 10796,0 10796,1462">
            <text:p/>
          </draw:polygon>
          <draw:path draw:style-name="gr19" draw:text-style-name="P10" draw:layer="layout" svg:width="0.342cm" svg:height="0.502cm" svg:x="22.08cm" svg:y="29.609cm" svg:viewBox="0 0 343 503" svg:d="M343 8c0-2 0-8-10-8s-78 6-91 8c-5 0-10 3-10 13s6 10 18 10c34 0 36 5 36 11l-3 15-43 168c-13-26-34-46-67-46-83 0-173 106-173 209 0 68 39 115 96 115 15 0 51-3 93-53 7 29 31 53 66 53 26 0 42-16 54-41 11-24 21-67 21-69 0-8-7-8-8-8-8 0-8 3-10 13-13 47-26 89-56 89-19 0-21-18-21-33 0-17 2-22 5-34zM193 409c-4 13-4 15-15 28-31 38-60 50-80 50-36 0-47-39-47-67 0-35 22-124 40-156 22-42 54-68 84-68 47 0 57 58 57 63 0 3-2 8-3 11z">
            <text:p/>
          </draw:path>
          <draw:path draw:style-name="gr19" draw:text-style-name="P10" draw:layer="layout" svg:width="0.339cm" svg:height="0.468cm" svg:x="22.444cm" svg:y="29.789cm" svg:viewBox="0 0 340 469" svg:d="M2 438c-2 8-2 10-2 12 0 11 8 19 20 19 16 0 24-13 26-15 3-6 26-101 45-179 15 29 38 48 72 48 84 0 177-100 177-207 0-76-48-116-100-116-70 0-145 71-167 158zM162 307c-51 0-62-56-62-63 0-3 5-18 6-27 20-80 28-105 43-133 31-53 67-68 89-68 27 0 51 20 51 70 0 39-21 119-41 153-24 46-59 68-86 68z">
            <text:p/>
          </draw:path>
          <draw:polygon draw:style-name="gr19" draw:text-style-name="P10" draw:layer="layout" svg:width="0.745cm" svg:height="0.03cm" svg:x="22.05cm" svg:y="30.392cm" svg:viewBox="0 0 746 31" draw:points="372,31 0,31 0,0 746,0 746,31">
            <text:p/>
          </draw:polygon>
          <draw:path draw:style-name="gr19" draw:text-style-name="P10" draw:layer="layout" svg:width="0.342cm" svg:height="0.502cm" svg:x="22.135cm" svg:y="30.578cm" svg:viewBox="0 0 343 503" svg:d="M343 8c0-2 0-8-10-8s-78 6-91 8c-5 0-10 3-10 13s6 10 18 10c34 0 36 5 36 11l-3 15-43 168c-13-26-34-46-67-46-83 0-173 106-173 209 0 68 39 115 96 115 15 0 51-3 93-53 7 29 31 53 66 53 26 0 42-16 54-41 11-24 21-67 21-69 0-8-7-8-8-8-8 0-8 3-10 13-13 47-26 89-56 89-19 0-21-18-21-33 0-17 2-22 5-34zM193 409c-4 13-4 15-15 28-31 38-60 50-80 50-36 0-47-39-47-67 0-35 22-124 40-156 22-42 54-68 84-68 47 0 57 58 57 63 0 3-2 8-3 11z">
            <text:p/>
          </draw:path>
          <draw:path draw:style-name="gr19" draw:text-style-name="P10" draw:layer="layout" svg:width="0.221cm" svg:height="0.453cm" svg:x="22.494cm" svg:y="30.625cm" svg:viewBox="0 0 222 454" svg:d="M132 162h69c13 0 21 0 21-15 0-8-8-8-21-8h-62c24-102 29-115 29-120 0-13-10-19-21-19-2 0-23 0-29 26l-28 113h-69c-14 0-21 0-21 13 0 10 7 10 20 10h63c-52 202-54 213-54 226 0 39 28 66 66 66 75 0 116-105 116-110 0-6-7-6-10-6-7 0-7 2-10 10-31 74-70 90-95 90-14 0-21-9-21-32 0-18 0-23 3-34z">
            <text:p/>
          </draw:path>
          <draw:path draw:style-name="gr19" draw:text-style-name="P10" draw:layer="layout" svg:width="0.477cm" svg:height="0.167cm" svg:x="23.12cm" svg:y="30.322cm" svg:viewBox="0 0 478 168" svg:d="M454 29c11 0 24 0 24-14 0-15-13-15-22-15h-432c-11 0-24 0-24 15 0 14 13 14 24 14zM456 168c9 0 22 0 22-14 0-15-13-15-24-15h-430c-11 0-24 0-24 15 0 14 13 14 24 14z">
            <text:p/>
          </draw:path>
          <draw:path draw:style-name="gr19" draw:text-style-name="P10" draw:layer="layout" svg:width="0.438cm" svg:height="0.03cm" svg:x="23.894cm" svg:y="30.392cm" svg:viewBox="0 0 439 31" svg:d="M415 31c11 0 24 0 24-16 0-15-13-15-24-15h-391c-11 0-24 0-24 15 0 16 13 16 24 16z">
            <text:p/>
          </draw:path>
          <draw:path draw:style-name="gr19" draw:text-style-name="P10" draw:layer="layout" svg:width="0.167cm" svg:height="0.71cm" svg:x="24.462cm" svg:y="30.051cm" svg:viewBox="0 0 168 711" svg:d="M168 705c0-2 0-3-13-16-90-89-113-223-113-333 0-123 28-248 116-337 10-8 10-9 10-13s-3-6-8-6c-6 0-72 49-114 139-38 78-46 157-46 217 0 56 8 142 47 223 44 87 107 132 113 132 5 0 8-1 8-6z">
            <text:p/>
          </draw:path>
          <draw:path draw:style-name="gr19" draw:text-style-name="P10" draw:layer="layout" svg:width="0.339cm" svg:height="0.468cm" svg:x="24.691cm" svg:y="30.269cm" svg:viewBox="0 0 340 469" svg:d="M2 438c-2 8-2 10-2 12 0 11 8 19 20 19 16 0 24-13 26-15 3-6 26-101 45-179 15 29 38 48 72 48 84 0 177-100 177-207 0-76-48-116-100-116-70 0-145 71-167 158zM162 307c-51 0-62-56-62-63 0-3 5-18 6-27 20-80 28-105 43-133 31-53 67-68 89-68 27 0 51 20 51 70 0 39-21 119-41 153-24 46-59 68-86 68z">
            <text:p/>
          </draw:path>
          <draw:path draw:style-name="gr19" draw:text-style-name="P10" draw:layer="layout" svg:width="0.234cm" svg:height="0.34cm" svg:x="25.065cm" svg:y="30.359cm" svg:viewBox="0 0 235 341" svg:d="M235 173c0-55-6-95-31-129-15-25-46-44-86-44-118 0-118 136-118 173 0 36 0 168 118 168 117 0 117-132 117-168zM118 328c-23 0-54-14-64-55-8-29-8-71-8-106 0-38 0-75 8-102 10-41 42-50 64-50 27 0 53 16 62 45 8 26 8 63 8 107 0 35 0 72-5 105-12 45-46 56-65 56z">
            <text:p/>
          </draw:path>
          <draw:path draw:style-name="gr19" draw:text-style-name="P10" draw:layer="layout" svg:width="0.438cm" svg:height="0.03cm" svg:x="25.579cm" svg:y="30.392cm" svg:viewBox="0 0 439 31" svg:d="M415 31c11 0 24 0 24-16 0-15-13-15-24-15h-391c-11 0-24 0-24 15 0 16 13 16 24 16z">
            <text:p/>
          </draw:path>
          <draw:path draw:style-name="gr19" draw:text-style-name="P10" draw:layer="layout" svg:width="0.339cm" svg:height="0.468cm" svg:x="26.257cm" svg:y="30.269cm" svg:viewBox="0 0 340 469" svg:d="M2 438c-2 8-2 10-2 12 0 11 8 19 20 19 16 0 24-13 26-15 3-6 26-101 45-179 15 29 38 48 72 48 84 0 177-100 177-207 0-76-48-116-100-116-70 0-145 71-167 158zM162 307c-51 0-62-56-62-63 0-3 5-18 6-27 20-80 28-105 43-133 31-53 67-68 89-68 27 0 51 20 51 70 0 39-21 119-41 153-24 46-59 68-86 68z">
            <text:p/>
          </draw:path>
          <draw:path draw:style-name="gr19" draw:text-style-name="P10" draw:layer="layout" svg:width="0.167cm" svg:height="0.71cm" svg:x="26.675cm" svg:y="30.051cm" svg:viewBox="0 0 168 711" svg:d="M168 705c0-2 0-3-13-16-90-89-113-223-113-333 0-123 28-248 116-337 10-8 10-9 10-13s-3-6-8-6c-6 0-72 49-114 139-38 78-46 157-46 217 0 56 8 142 47 223 44 87 107 132 113 132 5 0 8-1 8-6z">
            <text:p/>
          </draw:path>
          <draw:path draw:style-name="gr19" draw:text-style-name="P10" draw:layer="layout" svg:width="0.221cm" svg:height="0.453cm" svg:x="26.898cm" svg:y="30.138cm" svg:viewBox="0 0 222 454" svg:d="M132 162h69c13 0 21 0 21-15 0-8-8-8-21-8h-62c24-102 29-115 29-120 0-13-10-19-21-19-3 0-23 0-29 26l-28 113h-69c-14 0-21 0-21 13 0 10 7 10 20 10h63c-52 202-54 213-54 226 0 39 28 66 66 66 75 0 116-105 116-110 0-6-7-6-10-6-5 0-7 2-10 10-31 74-70 90-95 90-14 0-21-9-21-32 0-18 0-23 3-34z">
            <text:p/>
          </draw:path>
          <draw:path draw:style-name="gr19" draw:text-style-name="P10" draw:layer="layout" svg:width="0.167cm" svg:height="0.71cm" svg:x="27.181cm" svg:y="30.051cm" svg:viewBox="0 0 168 711" svg:d="M168 356c0-55-8-141-47-222-44-87-106-134-114-134-4 0-7 3-7 6 0 4 0 5 13 18 72 70 113 183 113 332 0 121-26 247-116 336-10 10-10 11-10 13 0 5 3 6 7 6 8 0 73-48 115-139 38-77 46-156 46-216z">
            <text:p/>
          </draw:path>
          <draw:path draw:style-name="gr19" draw:text-style-name="P10" draw:layer="layout" svg:width="0.167cm" svg:height="0.71cm" svg:x="27.46cm" svg:y="30.051cm" svg:viewBox="0 0 168 711" svg:d="M168 356c0-55-8-141-47-222-44-87-106-134-114-134-4 0-7 3-7 6 0 4 0 5 13 18 72 70 113 183 113 332 0 121-26 247-116 336-10 10-10 11-10 13 0 5 3 6 7 6 8 0 73-48 115-139 38-77 46-156 46-216z">
            <text:p/>
          </draw:path>
          <draw:path draw:style-name="gr19" draw:text-style-name="P10" draw:layer="layout" svg:width="0.477cm" svg:height="0.474cm" svg:x="27.896cm" svg:y="30.169cm" svg:viewBox="0 0 478 475" svg:d="M255 252h201c9 0 22 0 22-14 0-15-13-15-22-15h-201v-199c0-11 0-24-15-24s-15 13-15 24v199h-201c-11 0-24 0-24 15 0 14 13 14 24 14h201v199c0 10 0 24 15 24s15-14 15-24z">
            <text:p/>
          </draw:path>
          <draw:path draw:style-name="gr19" draw:text-style-name="P10" draw:layer="layout" svg:width="0.329cm" svg:height="0.322cm" svg:x="28.6cm" svg:y="30.269cm" svg:viewBox="0 0 330 323" svg:d="M240 45c-13-26-34-45-67-45-83 0-173 105-173 209 0 68 39 114 96 114 15 0 51-3 93-53 7 29 31 53 66 53 26 0 42-16 54-38 11-26 21-70 21-72 0-6-7-6-8-6-7 0-8 2-10 13-13 45-26 87-56 87-19 0-21-18-21-32 0-16 2-21 10-53 8-30 8-38 15-64l26-100c5-21 5-21 5-24 0-13-8-19-20-19-18 0-29 16-31 30zM193 231c-4 13-4 13-13 26-33 39-62 50-82 50-36 0-47-39-47-66 0-36 22-125 40-157 22-42 54-68 84-68 47 0 57 58 57 63 0 3-2 8-3 12z">
            <text:p/>
          </draw:path>
          <draw:path draw:style-name="gr19" draw:text-style-name="P10" draw:layer="layout" svg:width="0.257cm" svg:height="0.326cm" svg:x="28.974cm" svg:y="30.469cm" svg:viewBox="0 0 258 327" svg:d="M2 301c-2 8-2 9-2 11 0 10 10 15 18 15 18 0 21-15 24-31 9-26 22-83 27-102 4 8 21 31 55 31 65 0 134-68 134-141 0-53-36-84-80-84-49 0-111 44-129 113zM124 212c-37 0-49-37-49-44 0-1 3-13 5-18 16-61 18-72 33-95 19-26 44-40 63-40 22 0 41 14 41 50 0 22-13 77-29 103-23 36-48 44-64 44z">
            <text:p/>
          </draw:path>
          <draw:path draw:style-name="gr19" draw:text-style-name="P10" draw:layer="layout" svg:width="0.332cm" svg:height="0.486cm" svg:x="29.307cm" svg:y="30.097cm" svg:viewBox="0 0 333 487" svg:d="M245 55c6-26 8-32 65-32 18 0 23 0 23-15 0-8-6-8-10-8-21 0-75 2-94 2-23 0-75-2-97-2-5 0-14 0-14 15 0 8 6 8 19 8 31 0 51 0 51 13 0 3 0 4-2 11l-98 385c-6 26-8 32-65 32-16 0-23 0-23 15 0 8 8 8 11 8 20 0 74-2 94-2 22 0 75 2 97 2 5 0 14 0 14-13 0-10-5-10-22-10-13 0-16 0-31 0-14-2-18-5-18-13 0-6 2-11 4-16z">
            <text:p/>
          </draw:path>
          <draw:path draw:style-name="gr19" draw:text-style-name="P10" draw:layer="layout" svg:width="0.167cm" svg:height="0.71cm" svg:x="29.724cm" svg:y="30.051cm" svg:viewBox="0 0 168 711" svg:d="M168 705c0-2 0-3-13-16-90-89-113-223-113-333 0-123 28-248 116-337 10-8 10-9 10-13s-3-6-8-6c-6 0-72 49-114 139-38 78-46 157-46 217 0 56 8 142 47 223 44 87 107 132 113 132 5 0 8-1 8-6z">
            <text:p/>
          </draw:path>
          <draw:path draw:style-name="gr19" draw:text-style-name="P10" draw:layer="layout" svg:width="0.221cm" svg:height="0.453cm" svg:x="29.947cm" svg:y="30.138cm" svg:viewBox="0 0 222 454" svg:d="M132 162h69c13 0 21 0 21-15 0-8-8-8-21-8h-62c24-102 29-115 29-120 0-13-10-19-21-19-2 0-23 0-29 26l-28 113h-69c-14 0-21 0-21 13 0 10 7 10 20 10h63c-50 202-54 213-54 226 0 39 28 66 66 66 75 0 116-105 116-110 0-6-7-6-10-6-5 0-7 2-10 10-31 74-70 90-95 90-14 0-21-9-21-32 0-18 0-23 3-34z">
            <text:p/>
          </draw:path>
          <draw:path draw:style-name="gr19" draw:text-style-name="P10" draw:layer="layout" svg:width="0.167cm" svg:height="0.71cm" svg:x="30.23cm" svg:y="30.051cm" svg:viewBox="0 0 168 711" svg:d="M168 356c0-55-8-141-47-222-44-87-106-134-114-134-4 0-7 3-7 6 0 4 0 5 13 18 72 70 113 183 113 332 0 121-26 247-116 336-10 10-10 11-10 13 0 5 3 6 7 6 8 0 73-48 115-139 38-77 46-156 46-216z">
            <text:p/>
          </draw:path>
          <draw:path draw:style-name="gr19" draw:text-style-name="P10" draw:layer="layout" svg:width="0.477cm" svg:height="0.474cm" svg:x="30.667cm" svg:y="30.169cm" svg:viewBox="0 0 478 475" svg:d="M255 252h201c9 0 22 0 22-14 0-15-13-15-22-15h-201v-199c0-11 0-24-15-24s-15 13-15 24v199h-201c-11 0-24 0-24 15 0 14 13 14 24 14h201v199c0 10 0 24 15 24s15-14 15-24z">
            <text:p/>
          </draw:path>
          <draw:path draw:style-name="gr19" draw:text-style-name="P10" draw:layer="layout" svg:width="0.335cm" svg:height="0.468cm" svg:x="31.363cm" svg:y="30.269cm" svg:viewBox="0 0 336 469" svg:d="M331 118c4-13 5-23 5-42 0-45-27-76-83-76-57 0-93 37-111 61-3-40-34-61-67-61s-46 27-52 40c-13 25-23 68-23 70 0 6 7 6 8 6 8 0 8 0 13-16 12-50 26-84 52-84 14 0 23 5 23 33 0 14-3 22-11 59l-43 165c-1 10-6 28-6 31 0 13 10 19 21 19 8 0 21-6 26-21 2-1 10-34 15-51l15-65c5-16 9-31 13-47 1-5 6-29 8-32 2-7 24-47 49-67 15-11 37-24 68-24 32 0 40 24 40 50 0 4 0 16-8 44l-82 328c-2 8-2 10-2 12 0 11 8 19 20 19 23 0 28-21 29-29z">
            <text:p/>
          </draw:path>
          <draw:path draw:style-name="gr19" draw:text-style-name="P10" draw:layer="layout" svg:width="0.257cm" svg:height="0.326cm" svg:x="31.722cm" svg:y="30.469cm" svg:viewBox="0 0 258 327" svg:d="M2 301c-2 8-2 9-2 11 0 10 10 15 18 15 18 0 21-15 24-31 9-26 22-83 27-102 4 8 21 31 55 31 65 0 134-68 134-141 0-53-36-84-80-84-49 0-111 44-129 113zM124 212c-37 0-49-37-49-44 0-1 3-13 5-18 15-61 18-72 33-95 18-26 44-40 63-40 22 0 41 14 41 50 0 22-13 77-29 103-23 36-48 44-64 44z">
            <text:p/>
          </draw:path>
          <draw:path draw:style-name="gr19" draw:text-style-name="P10" draw:layer="layout" svg:width="0.167cm" svg:height="0.71cm" svg:x="32.101cm" svg:y="30.051cm" svg:viewBox="0 0 168 711" svg:d="M168 705c0-2 0-3-13-16-90-89-113-223-113-333 0-123 28-248 116-337 10-8 10-9 10-13s-3-6-8-6c-6 0-72 49-114 139-38 78-46 157-46 217 0 56 8 142 47 223 44 87 107 132 113 132 5 0 8-1 8-6z">
            <text:p/>
          </draw:path>
          <draw:path draw:style-name="gr19" draw:text-style-name="P10" draw:layer="layout" svg:width="0.221cm" svg:height="0.453cm" svg:x="32.325cm" svg:y="30.138cm" svg:viewBox="0 0 222 454" svg:d="M132 162h69c13 0 21 0 21-15 0-8-8-8-21-8h-62c24-102 29-115 29-120 0-13-10-19-21-19-3 0-23 0-29 26l-28 113h-69c-14 0-21 0-21 13 0 10 7 10 20 10h63c-52 202-54 213-54 226 0 39 28 66 66 66 75 0 116-105 116-110 0-6-7-6-10-6-5 0-7 2-10 10-31 74-70 90-95 90-14 0-21-9-21-32 0-18 0-23 3-34z">
            <text:p/>
          </draw:path>
          <draw:path draw:style-name="gr19" draw:text-style-name="P10" draw:layer="layout" svg:width="0.167cm" svg:height="0.71cm" svg:x="32.607cm" svg:y="30.051cm" svg:viewBox="0 0 168 711" svg:d="M168 356c0-55-8-141-47-222-44-87-106-134-114-134-4 0-7 3-7 6 0 4 0 5 13 18 72 70 113 183 113 332 0 121-26 247-116 336-10 10-10 11-10 13 0 5 3 6 7 6 8 0 73-48 115-139 38-77 46-156 46-216z">
            <text:p/>
          </draw:path>
        </draw:g>
        <draw:frame draw:style-name="gr17" draw:text-style-name="P8" draw:layer="layout" svg:width="11.109cm" svg:height="3.089cm" svg:x="22.416cm" svg:y="28.136cm">
          <draw:text-box>
            <text:p><text:span text:style-name="T10">Inhibitory population:</text:span></text:p>
          </draw:text-box>
        </draw:frame>
        <draw:frame draw:style-name="gr17" draw:text-style-name="P8" draw:layer="layout" svg:width="12.776cm" svg:height="3.089cm" svg:x="17.417cm" svg:y="32.016cm">
          <draw:text-box>
            <text:p><text:span text:style-name="T10">M-cell membrane voltag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1:54:25.599901756</meta:creation-date>
    <dc:date>2018-03-05T17:18:45.483742209</dc:date>
    <meta:editing-duration>PT26M21S</meta:editing-duration>
    <meta:editing-cycles>6</meta:editing-cycles>
    <meta:generator>LibreOffice/5.2.7.2$Linux_X86_64 LibreOffice_project/20m0$Build-2</meta:generator>
    <meta:document-statistic meta:object-count="107"/>
  </office:meta>
</office:document-meta>
</file>